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tart-End" draw:style-name="gr1" draw:text-style-name="P2" draw:layer="layout" svg:width="3cm" svg:height="1cm" svg:x="3.08cm" svg:y="3.54cm">
          <text:p text:style-name="P1"><text:span text:style-name="T1">Start/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Start-End 1" draw:style-name="gr2" draw:text-style-name="P2" xml:id="id5" draw:id="id5" draw:layer="layout" svg:width="3cm" svg:height="1cm" svg:x="14.176cm" svg:y="1.587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" draw:style-name="gr3" draw:text-style-name="P2" xml:id="id1" draw:id="id1" draw:layer="layout" svg:width="3cm" svg:height="2cm" svg:x="14.176cm" svg:y="6.462cm">
          <text:p text:style-name="P1"><text:span text:style-name="T1">Look for </text:span></text:p>
          <text:p text:style-name="P1"><text:span text:style-name="T1">Mas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" draw:style-name="gr4" draw:text-style-name="P2" xml:id="id2" draw:id="id2" draw:layer="layout" svg:width="3cm" svg:height="2cm" svg:x="14.176cm" svg:y="9.637cm">
          <text:p text:style-name="P1"><text:span text:style-name="T1">Master</text:span></text:p>
          <text:p text:style-name="P1"><text:span text:style-name="T1">Foun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Process 1" draw:style-name="gr5" draw:text-style-name="P2" xml:id="id3" draw:id="id3" draw:layer="layout" svg:width="3cm" svg:height="2cm" svg:x="14.176cm" svg:y="13.035cm">
          <text:p text:style-name="P1"><text:span text:style-name="T1">Normal</text:span></text:p>
          <text:p text:style-name="P1"><text:span text:style-name="T1">Proc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" draw:style-name="gr6" draw:text-style-name="P3" draw:layer="layout" svg:x1="15.676cm" svg:y1="8.462cm" svg:x2="15.676cm" svg:y2="9.637cm" draw:start-shape="id1" draw:start-glue-point="6" draw:end-shape="id2" draw:end-glue-point="4" svg:d="M15676 8462v1175" svg:viewBox="0 0 1 1176">
          <text:p/>
        </draw:connector>
        <draw:connector draw:name="Connector 2" draw:style-name="gr7" draw:text-style-name="P3" draw:layer="layout" draw:line-skew="-1.311cm" svg:x1="14.176cm" svg:y1="10.637cm" svg:x2="14.176cm" svg:y2="7.462cm" draw:start-shape="id2" draw:start-glue-point="5" draw:end-shape="id1" draw:end-glue-point="5" svg:d="M14176 10637h-1576v-3175h1576" svg:viewBox="0 0 1577 3176">
          <text:p/>
        </draw:connector>
        <draw:connector draw:name="Connector 3" draw:style-name="gr8" draw:text-style-name="P3" draw:layer="layout" svg:x1="15.676cm" svg:y1="11.637cm" svg:x2="15.676cm" svg:y2="13.035cm" draw:start-shape="id2" draw:start-glue-point="6" draw:end-shape="id3" draw:end-glue-point="4" svg:d="M15676 11637v1398" svg:viewBox="0 0 1 1399">
          <text:p/>
        </draw:connector>
        <draw:custom-shape draw:name="Process 2" draw:style-name="gr9" draw:text-style-name="P2" xml:id="id4" draw:id="id4" draw:layer="layout" svg:width="3cm" svg:height="2cm" svg:x="14.176cm" svg:y="3.57cm">
          <text:p text:style-name="P1"><text:span text:style-name="T1">Initialize</text:span></text:p>
          <text:p text:style-name="P1"><text:span text:style-name="T1">ESP NOW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" draw:style-name="gr10" draw:text-style-name="P3" draw:layer="layout" svg:x1="15.676cm" svg:y1="5.57cm" svg:x2="15.676cm" svg:y2="6.462cm" draw:start-shape="id4" draw:start-glue-point="6" draw:end-shape="id1" draw:end-glue-point="4" svg:d="M15676 5570v892" svg:viewBox="0 0 1 893">
          <text:p/>
        </draw:connector>
        <draw:connector draw:name="Connector 4" draw:style-name="gr11" draw:text-style-name="P3" draw:layer="layout" svg:x1="15.676cm" svg:y1="2.587cm" svg:x2="15.676cm" svg:y2="3.57cm" draw:start-shape="id5" draw:end-shape="id4" draw:end-glue-point="4" svg:d="M15676 2587v983" svg:viewBox="0 0 1 98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de" fo:country="AT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erif" fo:font-family="'Noto Serif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0:54:38.788669681</meta:creation-date>
    <dc:date>2025-02-26T11:05:43.815795656</dc:date>
    <meta:editing-duration>PT11M5S</meta:editing-duration>
    <meta:editing-cycles>1</meta:editing-cycles>
    <meta:document-statistic meta:object-count="11"/>
    <meta:generator>LibreOffice/24.8.4.2$Linux_X86_64 LibreOffice_project/480$Build-2</meta:generator>
  </office:meta>
</office:document-meta>
</file>